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as I Get Back in Shape</text:p>
      <text:p text:style-name="P1">I have missed 2 weeks of running. <text:s/>I needed the rest.</text:p>
      <text:p text:style-name="P3"><text:tab/><text:tab/><text:tab/>From now on I will include the time of day I start my run.</text:p>
      <text:p text:style-name="P3"/>
      <text:p text:style-name="P3">Sat 10/1/16 Morning - <text:span text:style-name="T1">1 mile </text:span><text:span text:style-name="T2">walk</text:span><text:span text:style-name="T1"> </text:span><text:span text:style-name="T2">in 16 minutes</text:span></text:p>
      <text:p text:style-name="P5"/>
      <text:p text:style-name="P3"><text:span text:style-name="T2">Sun <text:s/>10/2/16 Morning</text:span><text:span text:style-name="T1"> - 1 mile </text:span><text:span text:style-name="T2">walk in 16 minutes</text:span></text:p>
      <text:p text:style-name="P4"/>
      <text:p text:style-name="P3">Mon <text:s/>10/3/16 Morning - <text:span text:style-name="T1">1 mile </text:span><text:span text:style-name="T2">walk in 16 minutes</text:span></text:p>
      <text:p text:style-name="P5"/>
      <text:p text:style-name="P3"><text:span text:style-name="T2">Tues <text:s/>10/4/16 Morning</text:span><text:span text:style-name="T1"> - 1 mile </text:span><text:span text:style-name="T2">walk in 17 minutes</text:span></text:p>
      <text:p text:style-name="P4"/>
      <text:p text:style-name="P3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3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4"/>
      <text:p text:style-name="P5">14.5 miles in the last week</text:p>
      <text:p text:style-name="P5"/>
      <text:p text:style-name="P3"/>
      <text:p text:style-name="P3"/>
      <text:p text:style-name="P3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07T15:09:01.90</dc:date>
    <dc:creator>James Lombardi</dc:creator>
    <meta:editing-duration>PT1H1M29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1" meta:paragraph-count="15" meta:word-count="154" meta:character-count="709"/>
  </office:meta>
</office:document-meta>
</file>